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164c" officeooo:paragraph-rsid="0000164c"/>
    </style:style>
    <style:style style:name="P2" style:family="paragraph" style:parent-style-name="Standard" style:list-style-name="L1">
      <style:text-properties officeooo:rsid="0000164c" officeooo:paragraph-rsid="0000164c"/>
    </style:style>
    <style:style style:name="P3" style:family="paragraph" style:parent-style-name="Standard">
      <style:text-properties officeooo:rsid="00001d51" officeooo:paragraph-rsid="00001d51"/>
    </style:style>
    <style:style style:name="P4" style:family="paragraph" style:parent-style-name="Standard" style:list-style-name="L1">
      <style:text-properties officeooo:rsid="00001d51" officeooo:paragraph-rsid="00001d5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quetes de python:</text:p>
      <text:list xml:id="list2092015745" text:style-name="L1">
        <text:list-item>
          <text:p text:style-name="P2">pip</text:p>
        </text:list-item>
        <text:list-item>
          <text:p text:style-name="P4">pandas</text:p>
        </text:list-item>
      </text:list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9T16:49:40.463451198</meta:creation-date>
    <dc:date>2024-06-29T16:50:50.391455541</dc:date>
    <meta:editing-duration>PT1M1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7" meta:character-count="30" meta:non-whitespace-character-count="28"/>
  </office:meta>
</office:document-meta>
</file>